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color="#ff6600"/>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73"/>Lost memory</text:p>
      <text:p text:style-name="Standard"/>
      <text:p text:style-name="Standard">Memorias antiguas o lost memory es un juego</text:p>
      <text:p text:style-name="Standard">donde el protagonista andrew ira avanzando en un amplio </text:p>
      <text:p text:style-name="Standard">mapa de ciudad central consiguiendo objetos para <text:span text:style-name="T1">h</text:span>a<text:span text:style-name="T1">c</text:span>erse mas fuerte </text:p>
      <text:p text:style-name="Standard">mientras mas avansas en la historia descubriras el oscuro pasado que </text:p>
      <text:p text:style-name="Standard">andrew lleva sobre el</text:p>
      <text:p text:style-name="Standard"/>
      <text:p text:style-name="Standard">introduccion</text:p>
      <text:p text:style-name="Standard">oh querido rey estaremos aquí para ti siempre ansiosos de tu </text:p>
      <text:p text:style-name="Standard">regreso poderoso rey vuelve a nosotros para nuestra vida y bienestar</text:p>
      <text:p text:style-name="Standard"/>
      <text:p text:style-name="Standard">musica de tension caleb ahora esta infectado se escucha un grito y vemos </text:p>
      <text:p text:style-name="Standard">como la prision de caleb se sierra para evitar que el mal que en aguar</text:p>
      <text:p text:style-name="Standard">siga contenido</text:p>
      <text:p text:style-name="Standard"/>
      <text:p text:style-name="Standard">andrew </text:p>
      <text:p text:style-name="Standard">ahh sale de la avitasion buenos dias kelly</text:p>
      <text:p text:style-name="Standard"/>
      <text:p text:style-name="Standard">kelly</text:p>
      <text:p text:style-name="Standard">buenos dias andrew a donde vas</text:p>
      <text:p text:style-name="Standard"/>
      <text:p text:style-name="Standard">andrew </text:p>
      <text:p text:style-name="Standard">iva asia la academia pero creo que me queda tiempo</text:p>
      <text:p text:style-name="Standard"/>
      <text:p text:style-name="Standard">kelly </text:p>
      <text:p text:style-name="Standard">quieres entrenar un rato conmigo</text:p>
      <text:p text:style-name="Standard"/>
      <text:p text:style-name="Standard">aquí el jugador deside que aser si saltar el tutorial con kelly o si aserlo</text:p>
      <text:p text:style-name="Standard">dependiendo se diran cosas distintas </text:p>
      <text:p text:style-name="Standard"/>
      <text:p text:style-name="Standard">opcion 1 andrew resasa el tutorial</text:p>
      <text:p text:style-name="Standard"/>
      <text:p text:style-name="Standard">andrew</text:p>
      <text:p text:style-name="Standard">no grasias kelly estoy bien </text:p>
      <text:p text:style-name="Standard"/>
      <text:p text:style-name="Standard">kelly</text:p>
      <text:p text:style-name="Standard">esta bien nos vemos mas tarde cariño</text:p>
      <text:p text:style-name="Standard"/>
      <text:p text:style-name="Standard">andrew </text:p>
      <text:p text:style-name="Standard">adios kelly</text:p>
      <text:p text:style-name="Standard"/>
      <text:p text:style-name="Standard">opcion 2 andrew asepta el tutorial</text:p>
      <text:p text:style-name="Standard"/>
      <text:p text:style-name="Standard">andrew</text:p>
      <text:p text:style-name="Standard">esta bien kelly agamoslo</text:p>
      <text:p text:style-name="Standard"/>
      <text:p text:style-name="Standard"/>
      <text:p text:style-name="Standard"><text:soft-page-break/>kelly</text:p>
      <text:p text:style-name="Standard">muy bien empesemos corre asta la meta </text:p>
      <text:p text:style-name="Standard">para correr mueve el joystik a la drerecha o a la izquierda</text:p>
      <text:p text:style-name="Standard"/>
      <text:p text:style-name="Standard">kelly</text:p>
      <text:p text:style-name="Standard">muy bien ahora vamos con algo mas veamos que tan</text:p>
      <text:p text:style-name="Standard">bueno eres con el parkour</text:p>
      <text:p text:style-name="Standard">para saltar usa space bar</text:p>
      <text:p text:style-name="Standard"/>
      <text:p text:style-name="Standard">kelly </text:p>
      <text:p text:style-name="Standard">genial vamos con otra cosa vez ese muro deves atravesarlo</text:p>
      <text:p text:style-name="Standard">muve el segundo joystik asia donde quieres ir ahora presiona </text:p>
      <text:p text:style-name="Standard">enter para ir asia la pared y derribarla</text:p>
      <text:p text:style-name="Standard"/>
      <text:p text:style-name="Standard">kelly</text:p>
      <text:p text:style-name="Standard">increible aunque recuerda que no todas las paredes se romperan </text:p>
      <text:p text:style-name="Standard">intenta solo con aquellas que esten rotas</text:p>
      <text:p text:style-name="Standard"/>
      <text:p text:style-name="Standard">kelly</text:p>
      <text:p text:style-name="Standard">bien andrew ahora veamos tus avilidades en el combate</text:p>
      <text:p text:style-name="Standard">para golpear usa enter listo pelea</text:p>
      <text:p text:style-name="Standard"/>
      <text:p text:style-name="Standard">kelly</text:p>
      <text:p text:style-name="Standard">genial estoy orgullosa de ti ok puedes irte estas listo</text:p>
      <text:p text:style-name="Standard">para pelear mi pequeño heroe</text:p>
      <text:p text:style-name="Standard"/>
      <text:p text:style-name="Standard">andrew </text:p>
      <text:p text:style-name="Standard">sale de la casa y se encuentra con deuz</text:p>
      <text:p text:style-name="Standard">a hola deuz que hases</text:p>
      <text:p text:style-name="Standard"/>
      <text:p text:style-name="Standard">deuz</text:p>
      <text:p text:style-name="Standard">solo estoy reposando un rato ase un lindo clima</text:p>
      <text:p text:style-name="Standard">no crees andrew oye ashley no esta contigo</text:p>
      <text:p text:style-name="Standard"/>
      <text:p text:style-name="Standard">andrew</text:p>
      <text:p text:style-name="Standard">supongo que no en donde se abra metido</text:p>
      <text:p text:style-name="Standard"><text:s/></text:p>
      <text:p text:style-name="Standard">ashley </text:p>
      <text:p text:style-name="Standard">llega hola hermanito </text:p>
      <text:p text:style-name="Standard"/>
      <text:p text:style-name="Standard">andrew</text:p>
      <text:p text:style-name="Standard">hola ashley que asias pense que estabas en el instituto</text:p>
      <text:p text:style-name="Standard">con danny y louy </text:p>
      <text:p text:style-name="Standard"/>
      <text:p text:style-name="Standard">ashley </text:p>
      <text:p text:style-name="Standard">solo queria esperarte quieres que vallamos juntos</text:p>
      <text:p text:style-name="Standard"/>
      <text:p text:style-name="Standard"/>
      <text:p text:style-name="Standard"/>
      <text:p text:style-name="Standard"><text:soft-page-break/>deseas jugar con alguien </text:p>
      <text:p text:style-name="Standard">aquí se deside si otro jugador jugara como ashley</text:p>
      <text:p text:style-name="Standard">dependiendo de lo que agas el camino sera diferente</text:p>
      <text:p text:style-name="Standard"/>
      <text:p text:style-name="Standard">opcion 1 ashley deside irse por su cuenta </text:p>
      <text:p text:style-name="Standard"/>
      <text:p text:style-name="Standard">ashley </text:p>
      <text:p text:style-name="Standard">saves que tengo cosas que aser mejor m adelanto</text:p>
      <text:p text:style-name="Standard"/>
      <text:p text:style-name="Standard">andrew </text:p>
      <text:p text:style-name="Standard">bine nos vemos alla ashley</text:p>
      <text:p text:style-name="Standard"/>
      <text:p text:style-name="Standard">opcion2 ashley va contigo</text:p>
      <text:p text:style-name="Standard"/>
      <text:p text:style-name="Standard">ashley</text:p>
      <text:p text:style-name="Standard">ok entonses vamonos </text:p>
      <text:p text:style-name="Standard"/>
      <text:p text:style-name="Standard">andrew </text:p>
      <text:p text:style-name="Standard">bien segundo jugador agregado </text:p>
      <text:p text:style-name="Standard">el lado derecho muestra la vida y las avilidades de el jugador 2</text:p>
      <text:p text:style-name="Standard"/>
      <text:p text:style-name="Standard">luego de aquí ambos corren asia el instituto destruyendo enemigos por el camino</text:p>
      <text:p text:style-name="Standard">pero luego de un rato llegan serca del metro</text:p>
      <text:p text:style-name="Standard"/>
      <text:p text:style-name="Standard">andrew</text:p>
      <text:p text:style-name="Standard">porque esta temblando</text:p>
      <text:p text:style-name="Standard"/>
      <text:p text:style-name="Standard">ashley</text:p>
      <text:p text:style-name="Standard">no se espera un minuto ese no es</text:p>
      <text:p text:style-name="Standard"/>
      <text:p text:style-name="Standard">???</text:p>
      <text:p text:style-name="Standard">atencion a todos los ciudadanos <text:s/>este metro ahora me pertenece</text:p>
      <text:p text:style-name="Standard">a mi intelectual y yo</text:p>
      <text:p text:style-name="Standard"/>
      <text:p text:style-name="Standard">ashley</text:p>
      <text:p text:style-name="Standard">oye niño ya bajate de hay antes de que te agas daño </text:p>
      <text:p text:style-name="Standard"/>
      <text:p text:style-name="Standard">intelectual</text:p>
      <text:p text:style-name="Standard">como se atreven a interrumpir mis planes van a pagar por esto heroes</text:p>
      <text:p text:style-name="Standard"/>
      <text:p text:style-name="Standard">ashley</text:p>
      <text:p text:style-name="Standard">enserio devemos aser esto ahora</text:p>
      <text:p text:style-name="Standard"/>
      <text:p text:style-name="Standard">andrew</text:p>
      <text:p text:style-name="Standard">supongo es nuestro trabajo</text:p>
      <text:p text:style-name="Standard"/>
      <text:p text:style-name="Standard">las mecanicas de intelectual salen aleatoria mente el es un jefe de prueva</text:p>
      <text:p text:style-name="Standard">tiene cuatro ataques y dos fases en su pimera fase este ataca a los dos desde el sentro este dispara </text:p>
      <text:p text:style-name="Standard">misiles mientras golpea cuando golpeaa tres veces este se queda atorado y en ese momento se puede <text:soft-page-break/>atacar tiene otro ataque donde extiende su brazo y intenta golpear arrstrandolo por el suelo para esquivarlo solo hay que saltarlo en su segunda fase este salta a la arena y intenta golpear a ashley y a andrew en ocasiones envestira asia adelante esto lo ara estunearse asiendo que sea mas facil atacarlo</text:p>
      <text:p text:style-name="Standard">tras ser derrotado este dejara un fragmento de alma</text:p>
      <text:p text:style-name="Standard"/>
      <text:p text:style-name="Standard">intelectual </text:p>
      <text:p text:style-name="Standard">los maldigo heroes volvere</text:p>
      <text:p text:style-name="Standard"/>
      <text:p text:style-name="Standard">andrew</text:p>
      <text:p text:style-name="Standard">genial el metro se daño y ya vamos tarde</text:p>
      <text:p text:style-name="Standard"/>
      <text:p text:style-name="Standard">ashley</text:p>
      <text:p text:style-name="Standard">creo que nos toca correr</text:p>
      <text:p text:style-name="Standard"/>
      <text:p text:style-name="Standard">una vez en la academia andrew y ashley terminaron castigados por faltar la primera hora</text:p>
      <text:p text:style-name="Standard">y colarse por el estacionamiento</text:p>
      <text:p text:style-name="Standard"/>
      <text:p text:style-name="Standard">andrew</text:p>
      <text:p text:style-name="Standard">te dije que era mala idea </text:p>
      <text:p text:style-name="Standard"/>
      <text:p text:style-name="Standard">ashley </text:p>
      <text:p text:style-name="Standard">si no fue una de mis mejores ideas</text:p>
      <text:p text:style-name="Standard"/>
      <text:p text:style-name="Standard">andrew</text:p>
      <text:p text:style-name="Standard">con desirte que todas tus ideas son malas</text:p>
      <text:p text:style-name="Standard"/>
      <text:p text:style-name="Standard">ashley</text:p>
      <text:p text:style-name="Standard">no todas</text:p>
      <text:p text:style-name="Standard"/>
      <text:p text:style-name="Standard">poision</text:p>
      <text:p text:style-name="Standard">dime a que vienes y que sea rapido</text:p>
      <text:p text:style-name="Standard"/>
      <text:p text:style-name="Standard">santos</text:p>
      <text:p text:style-name="Standard">mi señor esque hay un problema en la tierra</text:p>
      <text:p text:style-name="Standard"/>
      <text:p text:style-name="Standard">poision</text:p>
      <text:p text:style-name="Standard">ya te avia dicho que no me importa lo que pase con el planetita</text:p>
      <text:p text:style-name="Standard">de mi tonto hermano ademas tengo cosas mas importantes que aser</text:p>
      <text:p text:style-name="Standard">miralos enserrados rogando por su libertad ahora cada uno de ellos me da su poder </text:p>
      <text:p text:style-name="Standard">y no hay nadie que pueda detenerme</text:p>
      <text:p text:style-name="Standard"/>
      <text:p text:style-name="Standard">santos</text:p>
      <text:p text:style-name="Standard">ese es el problema </text:p>
      <text:p text:style-name="Standard"/>
      <text:p text:style-name="Standard">poision</text:p>
      <text:p text:style-name="Standard">a que te refieres santos</text:p>
      <text:p text:style-name="Standard"/>
      <text:p text:style-name="Standard">santos</text:p>
      <text:p text:style-name="Standard">me refiero a que talvez no se desiso de todos los protrctores de vida </text:p>
      <text:p text:style-name="Standard"><text:soft-page-break/>poision </text:p>
      <text:p text:style-name="Standard">muestramelos</text:p>
      <text:p text:style-name="Standard"/>
      <text:p text:style-name="Standard">santos</text:p>
      <text:p text:style-name="Standard">mire mi señor</text:p>
      <text:p text:style-name="Standard"/>
      <text:p text:style-name="Standard">poision</text:p>
      <text:p text:style-name="Standard">noo importa me desare de el</text:p>
      <text:p text:style-name="Standard"/>
      <text:p text:style-name="Standard">santos</text:p>
      <text:p text:style-name="Standard">esque hay un problema señor</text:p>
      <text:p text:style-name="Standard"/>
      <text:p text:style-name="Standard">poision</text:p>
      <text:p text:style-name="Standard">cual</text:p>
      <text:p text:style-name="Standard"/>
      <text:p text:style-name="Standard">santos</text:p>
      <text:p text:style-name="Standard">esque estos son los hijos de qien lo enserro</text:p>
      <text:p text:style-name="Standard"/>
      <text:p text:style-name="Standard">poision</text:p>
      <text:p text:style-name="Standard">no te atrevas a mensionarla por su culpa estoy atrapado en este cuerpo humano </text:p>
      <text:p text:style-name="Standard">y mi poder esta limitado traeme a esos niños me desare de ellos de una vez por todas</text:p>
      <text:p text:style-name="Standard"/>
      <text:p text:style-name="Standard"/>
      <text:p text:style-name="Standard"/>
      <text:p text:style-name="Standard"><text:s text:c="7"/>fin del capitulo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lost memory capitulo 2</text:p>
      <text:p text:style-name="Standard"/>
      <text:p text:style-name="Standard">la llegada de poision a la tierra iso retumbar todo caleb propago la infeccion </text:p>
      <text:p text:style-name="Standard">en todo el lugar aparentemente las personas contaminadas mueren pero sigen bagando</text:p>
      <text:p text:style-name="Standard">siendo como zombies pero sin comer e estado pensando en todo y e llegado a la conclucion de que si destruyo en nucleo lograre detener la infeccion </text:p>
      <text:p text:style-name="Standard"><text:span text:style-name="T2"/></text:p>
      <text:p text:style-name="P1">musica ambiental de introduccion</text:p>
      <text:p text:style-name="P1"/>
      <text:p text:style-name="P1">mientras andrew camina junto a ashley se fijan en que alo lejos parese aver un pueblo de sobrevivientes</text:p>
      <text:p text:style-name="P1">se recorre un pequeño camino que te enseña a plataformear por las zonas</text:p>
      <text:p text:style-name="P1">luego de esto ambos hermanos llegan al pueblo aquí se encuentran milagrosa mente con su abuelo </text:p>
      <text:p text:style-name="P1">betho este esta feliz de verlos </text:p>
      <text:p text:style-name="P1"/>
      <text:p text:style-name="P1">betho</text:p>
      <text:p text:style-name="P1">oh mis pequeños pense que no volveria a verlos </text:p>
      <text:p text:style-name="P1"/>
      <text:p text:style-name="P1">andrew </text:p>
      <text:p text:style-name="P1">que paso aquí abuelo</text:p>
      <text:p text:style-name="P1"/>
      <text:p text:style-name="P1">betho </text:p>
      <text:p text:style-name="P1">no se de la nada todo empesava a descontrolarse las personas huian gritaban</text:p>
      <text:p text:style-name="P1">pero fue inutil esa magia los alcanzo y ahora los pocos que sobrevivimos estamos aquí </text:p>
      <text:p text:style-name="P1">escondiendonos y suplicando que nada nos valla a pasar</text:p>
      <text:p text:style-name="P1"/>
      <text:p text:style-name="P1">ashley</text:p>
      <text:p text:style-name="P1">pero no pensaras quedarte aquí</text:p>
      <text:p text:style-name="P1"/>
      <text:p text:style-name="P1">betho</text:p>
      <text:p text:style-name="P1">si y ustedes tambien no arriesgare a perder a mi familia </text:p>
      <text:p text:style-name="P1"/>
      <text:p text:style-name="P1">andrew</text:p>
      <text:p text:style-name="P1">pero no podemos quedarnos aquí el viene por mi y por ashley es a nosotros </text:p>
      <text:p text:style-name="P1">a quienes el busca y no parara asta encontrarnos</text:p>
      <text:p text:style-name="P1"/>
      <text:p text:style-name="P1">betho </text:p>
      <text:p text:style-name="P1">porfavor no quiero quedarme solo</text:p>
      <text:p text:style-name="P1"/>
      <text:p text:style-name="P1">ashley </text:p>
      <text:p text:style-name="P1">abuelo no estaras solo </text:p>
      <text:p text:style-name="P1"/>
      <text:p text:style-name="P1">andrew </text:p>
      <text:p text:style-name="P1">si ademas volveremos te lo prometemos</text:p>
      <text:p text:style-name="P1"/>
      <text:p text:style-name="P1">betho</text:p>
      <text:p text:style-name="P1">esta bien pero vallan con cuidado o me quedare sin familia</text:p>
      <text:p text:style-name="P1"/>
      <text:p text:style-name="P1"/>
      <text:p text:style-name="P1"><text:soft-page-break/>andrew y ashley partieron por las ruinas de lo que algun dia fue su hogar ambos intentaran </text:p>
      <text:p text:style-name="P1">encontrar la forma de vencer el poder de poision</text:p>
      <text:p text:style-name="P1"/>
      <text:p text:style-name="P1">desde este punto empiesa el gamplay ambos hermanos se adentran el las ruinas de ciudad central </text:p>
      <text:p text:style-name="P1">buscando algun lugar al cual poder acudir por saviduria en el camino de este recorrido se encontraran</text:p>
      <text:p text:style-name="P1">con enemigos a los que deveran derrotar estos enemigos sueltan esencia la esencia servira como </text:p>
      <text:p text:style-name="P1">medio monetario para comprar objetos que puedan ayudar a andrew y a ashley en su aventura</text:p>
      <text:p text:style-name="P1"/>
      <text:p text:style-name="P1">enemigos a enfrentar en la zona ruinas de ciudad central</text:p>
      <text:p text:style-name="P1"/>
      <text:p text:style-name="P1">los infectados</text:p>
      <text:p text:style-name="P1">eran personas normales antes ahora poision los controla dandoles delirios de cumplir sus sueños</text:p>
      <text:p text:style-name="P1">esto los iso perder el control total de sus cuerpos ahora bagan sin rumbo como muertos vivientes </text:p>
      <text:p text:style-name="P1">los infectados solo corren asia ti cuando te ven son vastante deviles y no seran un problema estos sueltan de 6 a 7 orves de esensia</text:p>
      <text:p text:style-name="P1"/>
      <text:p text:style-name="P1">escarabajo infectado</text:p>
      <text:p text:style-name="P1">al pareser los seres humanos no fueron los <text:s/>unicos en ser afectados por la infeccion muchos animales tambien fueron afectados por la majia de poision dejandolos deformados estos escarabajos infectados tienen la apariencia de un escarabajo jigante con un gran cuerno el cua usa para atacar el escarabajo es ciego cuando te estava atacando y te quedas quieto este se calmara el escarabajo infectado soltara</text:p>
      <text:p text:style-name="P1">de 9 a 15 orves de esencia</text:p>
      <text:p text:style-name="P1"><text:s/></text:p>
      <text:p text:style-name="P1">trepadoras</text:p>
      <text:p text:style-name="P1">arañas gigantes que saltan asia ti y escupen seda para aserte daño</text:p>
      <text:p text:style-name="P1">sueltan de <text:s/>3 a 4 orves de esecia</text:p>
      <text:p text:style-name="P1"/>
      <text:p text:style-name="P1">larvas </text:p>
      <text:p text:style-name="P1">estas estaran pegadas en el techo y estaran siempre hay almenos que pases</text:p>
      <text:p text:style-name="P1">por abajo de ellas en ese momento caen y se arrastran asia ti aunque son muy debiles</text:p>
      <text:p text:style-name="P1">al morir explotan y sueltan asido asi que hay que alejarse un poco para no ser dañado</text:p>
      <text:p text:style-name="P1">estan no sueltan orbes de esencia</text:p>
      <text:p text:style-name="P1"/>
      <text:p text:style-name="P1">infectados aereos</text:p>
      <text:p text:style-name="P1">estos son como los infectados normales solo que estos tienen la capacidad de volar</text:p>
      <text:p text:style-name="P1">asiendo un poco mas dificil matarlos estos son capaces de disparar estos sueltan de 4 a 5 </text:p>
      <text:p text:style-name="P1">orbes de esencia</text:p>
      <text:p text:style-name="P1"/>
      <text:p text:style-name="P1">infectados subterreanos</text:p>
      <text:p text:style-name="P1">estos tipos de infectados al estar muy serca de ellos se esconderan bajo tierra y correran asia ti intentando dañarte con la espina que llevan en la cabeza estos se encuentran el la entreda asia </text:p>
      <text:p text:style-name="P1">caverna de cristal estos sueltan de 20 a 24 orves de esensia</text:p>
      <text:p text:style-name="P1"/>
      <text:p text:style-name="P1">durnte el tiempo que estes explorando la zona te toparas con 3 vendedores</text:p>
      <text:p text:style-name="P1"/>
      <text:p text:style-name="P1"/>
      <text:p text:style-name="P1"/>
      <text:p text:style-name="P1"/>
      <text:p text:style-name="P1"/>
      <text:p text:style-name="P1"><text:soft-page-break/>arti</text:p>
      <text:p text:style-name="P1">este solo te vender si lo liberas de una prision que luego explicare mas a fondo tras </text:p>
      <text:p text:style-name="P1">liberarlo este se ira a su tienda en donde este nos vendera objetos para mejorar a andrew y a ashley</text:p>
      <text:p text:style-name="P1"/>
      <text:p text:style-name="P1">fragmentos de alma</text:p>
      <text:p text:style-name="P1">estos funcionan de la siguiente manera cuando se juntan tres de estos fragmentos</text:p>
      <text:p text:style-name="P1">se resive otro hueco para la vida de andrew o ashley </text:p>
      <text:p text:style-name="P1"/>
      <text:p text:style-name="P1">las insigneas </text:p>
      <text:p text:style-name="P1">estas son unas pequeñas cositas que se adieren a los personajes otorgandoles otra avilidad <text:s/></text:p>
      <text:p text:style-name="P1">estas antes pertenecieron a alone pero ahora estan apagadas cuando compras una deves de aser </text:p>
      <text:p text:style-name="P1">una mision para poder darles energia de nuevo arti te vende 2 de estas insigneas</text:p>
      <text:p text:style-name="P1"/>
      <text:p text:style-name="P1">viento veloz</text:p>
      <text:p text:style-name="P1">al aderirse esta ara mas rapido a andrew y ashley coste en oro 250</text:p>
      <text:p text:style-name="P1"/>
      <text:p text:style-name="P1">daga selestial</text:p>
      <text:p text:style-name="P1">ase que los ataques sean mas largas coste en oro 300</text:p>
      <text:p text:style-name="P1"/>
      <text:p text:style-name="P1">por ultimo arti te vende 3 cosas las cuales son</text:p>
      <text:p text:style-name="P1"/>
      <text:p text:style-name="P1">cura divina</text:p>
      <text:p text:style-name="P1">una liuz emerje y ayuda a recuperar vida a andrew y ashley </text:p>
      <text:p text:style-name="P1"/>
      <text:p text:style-name="P1">cristal detector</text:p>
      <text:p text:style-name="P1">cuando aigan orbes o monedas estos iran asia ti </text:p>
      <text:p text:style-name="P1"/>
      <text:p text:style-name="P1">filo tenso </text:p>
      <text:p text:style-name="P1">andrew y ashley pueden cargar su ataque y lanzarlo con mas fuerza este es uno de </text:p>
      <text:p text:style-name="P1">3 ataques con la espada iras encontrando mas de estos en las tiendas</text:p>
      <text:p text:style-name="P1"/>
      <text:p text:style-name="P1">tras aver acavado arti te agradesera y se ira al pueblo principal a descansar <text:s text:c="2"/></text:p>
      <text:p text:style-name="P1"/>
      <text:p text:style-name="P1"><text:s/></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equipo75 iecnv</meta:initial-creator>
    <meta:creation-date>2024-05-27T08:16:11.90</meta:creation-date>
    <dc:date>2024-05-28T12:47:50.82</dc:date>
    <dc:creator>jesus david  </dc:creator>
    <meta:editing-duration>PT6H58M11S</meta:editing-duration>
    <meta:editing-cycles>5</meta:editing-cycles>
    <meta:generator>OpenOffice/4.1.15$Win32 OpenOffice.org_project/4115m2$Build-9813</meta:generator>
    <meta:document-statistic meta:table-count="0" meta:image-count="0" meta:object-count="0" meta:page-count="8" meta:paragraph-count="238" meta:word-count="1741" meta:character-count="9720"/>
  </office:meta>
</office:document-meta>
</file>